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7.855cm" svg:y="9.636cm">
          <text:p text:style-name="P1">Identity<text:line-break/>Constel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892cm" svg:y="4.091cm">
          <text:p text:style-name="P1">Edi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1.649cm" svg:y="13.6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752cm" svg:y="3.7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19.552cm" svg:y="7.9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19.552cm" svg:y="10.595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19.552cm" svg:y="13.231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4cm" svg:y="2.3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2.848cm" svg:y="13.057cm">
          <text:p text:style-name="P1"><text:span text:style-name="T1">Version</text:span><text:span text:style-name="T1"><text:line-break/></text:span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18.752cm" svg:y="17.1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66cm" svg:y1="11.588cm" svg:x2="12.337cm" svg:y2="13.945cm" draw:start-shape="id1" draw:start-glue-point="9" draw:end-shape="id2" draw:end-glue-point="5" svg:d="M11866 11588l471 2357" svg:viewBox="0 0 472 2358">
          <text:p/>
        </draw:connector>
        <draw:connector draw:style-name="gr2" draw:text-style-name="P1" draw:layer="layout" draw:type="line" svg:x1="8.543cm" svg:y1="11.588cm" svg:x2="6.859cm" svg:y2="13.391cm" draw:start-shape="id1" draw:start-glue-point="7" draw:end-shape="id3" draw:end-glue-point="11" svg:d="M8543 11588l-1684 1803" svg:viewBox="0 0 1685 1804">
          <text:p/>
        </draw:connector>
        <draw:connector draw:style-name="gr2" draw:text-style-name="P1" draw:layer="layout" draw:type="line" svg:x1="9.892cm" svg:y1="5.234cm" svg:x2="6.739cm" svg:y2="3.507cm" draw:start-shape="id4" draw:start-glue-point="6" draw:end-shape="id5" draw:end-glue-point="10" svg:d="M9892 5234l-3153-1727" svg:viewBox="0 0 3154 1728">
          <text:p/>
        </draw:connector>
        <draw:connector draw:style-name="gr2" draw:text-style-name="P1" draw:layer="layout" draw:type="line" svg:x1="10.205cm" svg:y1="9.636cm" svg:x2="12.242cm" svg:y2="6.377cm" draw:start-shape="id1" draw:start-glue-point="4" draw:end-shape="id4" draw:end-glue-point="8" svg:d="M10205 9636l2037-3259" svg:viewBox="0 0 2038 3260">
          <text:p/>
        </draw:connector>
        <draw:connector draw:style-name="gr2" draw:text-style-name="P1" draw:layer="layout" draw:type="curve" svg:x1="16.348cm" svg:y1="14.754cm" svg:x2="18.752cm" svg:y2="4.866cm" draw:start-shape="id2" draw:start-glue-point="10" draw:end-shape="id6" draw:end-glue-point="6" svg:d="M16348 14754c1803 0 601-9888 2404-9888" svg:viewBox="0 0 2405 9889">
          <text:p/>
        </draw:connector>
        <draw:connector draw:style-name="gr2" draw:text-style-name="P1" draw:layer="layout" draw:type="curve" svg:x1="16.348cm" svg:y1="14.754cm" svg:x2="19.552cm" svg:y2="9.102cm" draw:start-shape="id2" draw:start-glue-point="10" draw:end-shape="id7" draw:end-glue-point="6" svg:d="M16348 14754c2403 0 801-5652 3204-5652" svg:viewBox="0 0 3205 5653">
          <text:p/>
        </draw:connector>
        <draw:connector draw:style-name="gr2" draw:text-style-name="P1" draw:layer="layout" draw:type="curve" svg:x1="16.348cm" svg:y1="14.754cm" svg:x2="19.552cm" svg:y2="11.738cm" draw:start-shape="id2" draw:start-glue-point="10" draw:end-shape="id8" draw:end-glue-point="6" svg:d="M16348 14754c2403 0 801-3016 3204-3016" svg:viewBox="0 0 3205 3017">
          <text:p/>
        </draw:connector>
        <draw:connector draw:style-name="gr2" draw:text-style-name="P1" draw:layer="layout" draw:type="curve" svg:x1="16.348cm" svg:y1="14.754cm" svg:x2="19.552cm" svg:y2="14.374cm" draw:start-shape="id2" draw:start-glue-point="10" draw:end-shape="id9" svg:d="M16348 14754c2403 0 801-380 3204-380" svg:viewBox="0 0 3205 381">
          <text:p/>
        </draw:connector>
        <draw:connector draw:style-name="gr2" draw:text-style-name="P1" draw:layer="layout" draw:type="curve" svg:x1="16.348cm" svg:y1="14.754cm" svg:x2="18.752cm" svg:y2="18.307cm" draw:start-shape="id2" draw:start-glue-point="10" draw:end-shape="id10" draw:end-glue-point="6" svg:d="M16348 14754c1803 0 601 3553 2404 3553" svg:viewBox="0 0 2405 3554">
          <text:p/>
        </draw:connector>
        <draw:custom-shape draw:style-name="gr3" draw:text-style-name="P1" draw:layer="layout" svg:width="7.62cm" svg:height="9.906cm" svg:x="18.78cm" svg:y="6.715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7.874cm" svg:x="1.254cm" svg:y="1.254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4cm" svg:y="5.153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9.892cm" svg:y1="5.234cm" svg:x2="6.739cm" svg:y2="6.296cm" draw:start-shape="id4" draw:start-glue-point="6" draw:end-shape="id11" draw:end-glue-point="10" svg:d="M9892 5234l-3153 1062" svg:viewBox="0 0 3154 1063">
          <text:p/>
        </draw:connector>
        <draw:custom-shape draw:style-name="gr4" draw:text-style-name="P1" draw:layer="layout" svg:width="5.461cm" svg:height="6.731cm" svg:x="1.789cm" svg:y="2.016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2:49:37.882022000</dc:date>
    <meta:editing-duration>PT13M17S</meta:editing-duration>
    <meta:editing-cycles>4</meta:editing-cycles>
    <meta:generator>LibreOffice/4.2.6.3$MacOSX_x86 LibreOffice_project/3fd416d4c6db7d3204c17ce57a1d70f6e531ee21</meta:generator>
    <meta:document-statistic meta:object-count="24"/>
  </office:meta>
</office:document-meta>
</file>